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11cm" fo:min-width="0cm"/>
    </style:style>
    <style:style style:name="gr2" style:family="graphic" style:parent-style-name="objectwithoutfill">
      <style:graphic-properties draw:stroke="dash" draw:stroke-dash="Dashed_20__28_var_29_" svg:stroke-width="0.053cm" svg:stroke-color="#0000ff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svg:stroke-color="#ff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508cm" svg:height="0.508cm" svg:x="2.27cm" svg:y="3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508cm" svg:height="0.508cm" svg:x="5.071cm" svg:y="3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2.524cm" svg:y1="4.111cm" svg:x2="2.525cm" svg:y2="6.404cm" draw:start-shape="id1" draw:start-glue-point="8" draw:end-shape="id2" draw:end-glue-point="4" svg:d="M2524 4111l1 2293" svg:viewBox="0 0 2 2294">
          <text:p/>
        </draw:connector>
        <draw:connector draw:style-name="gr2" draw:text-style-name="P2" draw:layer="layout" draw:type="line" svg:x1="2.778cm" svg:y1="3.857cm" svg:x2="5.071cm" svg:y2="3.857cm" draw:start-shape="id1" draw:start-glue-point="10" draw:end-shape="id3" draw:end-glue-point="6" svg:d="M2778 3857h2293" svg:viewBox="0 0 2294 1">
          <text:p/>
        </draw:connector>
        <draw:custom-shape draw:style-name="gr1" draw:text-style-name="P1" xml:id="id2" draw:id="id2" draw:layer="layout" svg:width="0.508cm" svg:height="0.508cm" svg:x="2.271cm" svg:y="6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508cm" svg:height="0.508cm" svg:x="5.072cm" svg:y="6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5.325cm" svg:y1="4.111cm" svg:x2="5.326cm" svg:y2="6.404cm" draw:start-shape="id3" draw:start-glue-point="8" draw:end-shape="id4" draw:end-glue-point="4" svg:d="M5325 4111l1 2293" svg:viewBox="0 0 2 2294">
          <text:p/>
        </draw:connector>
        <draw:connector draw:style-name="gr3" draw:text-style-name="P2" draw:layer="layout" draw:type="line" svg:x1="2.705cm" svg:y1="6.478cm" svg:x2="5.145cm" svg:y2="4.037cm" draw:start-shape="id2" draw:start-glue-point="11" draw:end-shape="id3" draw:end-glue-point="7" svg:d="M2705 6478l2440-2441" svg:viewBox="0 0 2441 2442">
          <text:p/>
        </draw:connector>
        <draw:connector draw:style-name="gr3" draw:text-style-name="P2" draw:layer="layout" draw:type="line" svg:x1="5.146cm" svg:y1="6.478cm" svg:x2="2.704cm" svg:y2="4.037cm" draw:start-shape="id4" draw:start-glue-point="5" draw:end-shape="id1" draw:end-glue-point="9" svg:d="M5146 6478l-2442-2441" svg:viewBox="0 0 2443 2442">
          <text:p/>
        </draw:connector>
        <draw:connector draw:style-name="gr3" draw:text-style-name="P2" draw:layer="layout" draw:type="line" svg:x1="2.779cm" svg:y1="6.658cm" svg:x2="5.072cm" svg:y2="6.658cm" draw:start-shape="id2" draw:start-glue-point="10" draw:end-shape="id4" draw:end-glue-point="6" svg:d="M2779 6658h2293" svg:viewBox="0 0 2294 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21T18:05:28.397000000</meta:creation-date>
    <dc:date>2020-05-21T18:46:15.730000000</dc:date>
    <meta:editing-duration>PT19M35S</meta:editing-duration>
    <meta:editing-cycles>1</meta:editing-cycles>
    <meta:document-statistic meta:object-count="10"/>
    <meta:generator>LibreOffice/6.3.2.2$Windows_X86_64 LibreOffice_project/98b30e735bda24bc04ab42594c85f7fd8be07b9c</meta:generator>
  </office:meta>
</office:document-meta>
</file>